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ertyResolver.contains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Resolver.setIgnoreUnresolvableNestedPlaceholders( boolean ignoreUnresolvableNestedPlaceh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Resolver.resolveNestedPlaceholders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Resolver.setPlaceholderPrefix( String placeholde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Resolver.getProperty( String key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Resolver.setValueSeparator( @ Nullable String value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Resolver.setRequiredProperties( String ... require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Resolver.setConversionService( Configurable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Resolver.resolveRequiredPlaceholders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Resolver.doResolvePlaceholders( String text , PropertyPlaceholderHelper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Resolver.getConversion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ropertyResolver.convertValueIfNecessary( Object value , @ Nullable Class &lt; T &gt;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ropertyResolver.getRequiredPropert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Resolver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Resolver.createPlaceholderHelper( boolean ignoreUnresolvablePlaceh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Resolver.getRequiredProperty( String key , Class &lt; T &gt; valu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ropertyResolver.getProperty( String key , Class &lt; T &gt; targetType , 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Resolver.validateRequired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ropertyResolver.resolvePlaceholders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ropertyResolver.setPlaceholderSuffix( String placeholder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